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ahoma" svg:font-family="Tahoma" style:font-adornments="Regular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Standard" style:list-style-name="Directory_20_Structure"/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version Configuration Suite</text:p>
      <text:p text:style-name="Subtitle">Developer's Notes</text:p>
      <text:p text:style-name="Text_20_body"/>
      <text:p text:style-name="Text_20_body">Rob Hubbard — August 2010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3">Developer Notes: SVN-Meta Source Repository<text:tab/><text:a xlink:type="simple" xlink:href="#__RefHeading__2190_1761063944" text:style-name="Internet_20_link" text:visited-style-name="Internet_20_link">1</text:a></text:p>
          <text:p text:style-name="P4">&lt;svn-meta&gt; Repository Layout<text:tab/><text:a xlink:type="simple" xlink:href="#__RefHeading__2428_1761063944" text:style-name="Internet_20_link" text:visited-style-name="Internet_20_link">1</text:a></text:p>
        </text:index-body>
      </text:table-of-content>
      <text:h text:style-name="Heading_20_1" text:outline-level="1"><text:bookmark text:name="__RefHeading__2190_1761063944"/>Developer Notes: SVN-Meta Source Repository<text:bookmark-end text:name="__RefHeading__2190_1761063944"/></text:h>
      <text:h text:style-name="Heading_20_2" text:outline-level="2"><text:bookmark text:name="__RefHeading__2428_1761063944"/>&lt;svn-meta&gt; Repository Layout<text:bookmark-end text:name="__RefHeading__2428_1761063944"/></text:h>
      <text:p text:style-name="Text_20_body">This <text:span text:style-name="System_20_Name">Suite</text:span> is developed in a repository &lt;<text:span text:style-name="File_20_Name">svn-meta</text:span>&gt; structured as follows:</text:p>
      <text:list xml:id="list20662662" text:style-name="Directory_20_Structure">
        <text:list-item>
          <text:p text:style-name="P2"><text:span text:style-name="File_20_Name">svn:///svn-meta/</text:span></text:p>
          <text:list>
            <text:list-item>
              <text:p text:style-name="P2"><text:span text:style-name="File_20_Name">_branches/</text:span></text:p>
            </text:list-item>
            <text:list-item>
              <text:p text:style-name="P2"><text:span text:style-name="File_20_Name">_switch_nodes/</text:span></text:p>
            </text:list-item>
            <text:list-item>
              <text:p text:style-name="P2"><text:span text:style-name="File_20_Name">_tags/</text:span></text:p>
            </text:list-item>
            <text:list-item>
              <text:p text:style-name="P2"><text:span text:style-name="File_20_Name">_trunk/</text:span></text:p>
              <text:list>
                <text:list-item>
                  <text:p text:style-name="P2"><text:span text:style-name="File_20_Name">client/</text:span></text:p>
                  <text:list>
                    <text:list-item>
                      <text:p text:style-name="P2"><text:span text:style-name="File_20_Name">config/</text:span></text:p>
                    </text:list-item>
                    <text:list-item>
                      <text:p text:style-name="P2"><text:span text:style-name="File_20_Name">tortoise-svn/</text:span></text:p>
                    </text:list-item>
                  </text:list>
                </text:list-item>
                <text:list-item>
                  <text:p text:style-name="P2"><text:span text:style-name="File_20_Name">server/</text:span></text:p>
                  <text:list>
                    <text:list-item>
                      <text:p text:style-name="P2"><text:span text:style-name="File_20_Name">repos/</text:span></text:p>
                      <text:list>
                        <text:list-item>
                          <text:p text:style-name="P2"><text:span text:style-name="File_20_Name">_admin_/</text:span></text:p>
                          <text:list>
                            <text:list-item>
                              <text:p text:style-name="P2"><text:span text:style-name="File_20_Name">docs/</text:span></text:p>
                            </text:list-item>
                            <text:list-item>
                              <text:p text:style-name="P2"><text:span text:style-name="File_20_Name">svn/</text:span> <text:s text:c="3"/>— branched from <text:span text:style-name="File_20_Name">^/_vendor_drop/svn/</text:span> </text:p>
                              <text:list>
                                <text:list-item>
                                  <text:p text:style-name="P2"><text:span text:style-name="File_20_Name">_common_/</text:span> <text:s text:c="3"/>— the functional files</text:p>
                                  <text:list>
                                    <text:list-item>
                                      <text:p text:style-name="P2"><text:span text:style-name="File_20_Name">conf/</text:span></text:p>
                                    </text:list-item>
                                    <text:list-item>
                                      <text:p text:style-name="P2"><text:span text:style-name="File_20_Name">hooks/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2"><text:span text:style-name="File_20_Name">sandpit/</text:span> <text:s text:c="3"/>— the wrappers; a copy to be taken for each repository</text:p>
                                  <text:list>
                                    <text:list-item>
                                      <text:p text:style-name="P2"><text:span text:style-name="File_20_Name">conf/</text:span></text:p>
                                    </text:list-item>
                                    <text:list-item>
                                      <text:p text:style-name="P2"><text:span text:style-name="File_20_Name">hooks/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"><text:span text:style-name="File_20_Name">svn-bak/</text:span> <text:s text:c="3"/>— directories only; no files</text:p>
                              <text:list>
                                <text:list-item>
                                  <text:p text:style-name="P2"><text:span text:style-name="File_20_Name">_logging_/</text:span></text:p>
                                </text:list-item>
                                <text:list-item>
                                  <text:p text:style-name="P2"><text:span text:style-name="File_20_Name">sandpit-bak/</text:span></text:p>
                                  <text:list>
                                    <text:list-item>
                                      <text:p text:style-name="P2"><text:span text:style-name="File_20_Name">dump/</text:span></text:p>
                                    </text:list-item>
                                    <text:list-item>
                                      <text:p text:style-name="P2"><text:span text:style-name="File_20_Name">prop/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<text:span text:style-name="File_20_Name">_vendor_drop/</text:span> <text:s text:c="3"/>— vanilla files from the vendor; this is to manage vendor updates easily</text:p>
              <text:list>
                <text:list-item>
                  <text:p text:style-name="P2"><text:span text:style-name="File_20_Name">svn/</text:span> <text:s text:c="3"/>— the unmodified files released with an SVN distribution (e.g. the 1.6.12 versions)</text:p>
                  <text:list>
                    <text:list-item>
                      <text:p text:style-name="P2"><text:span text:style-name="File_20_Name">config/</text:span></text:p>
                    </text:list-item>
                    <text:list-item>
                      <text:p text:style-name="P2"><text:span text:style-name="File_20_Name">repos/</text:span></text:p>
                      <text:list>
                        <text:list-item>
                          <text:p text:style-name="P2"><text:span text:style-name="File_20_Name">conf/</text:span></text:p>
                        </text:list-item>
                        <text:list-item>
                          <text:p text:style-name="P2"><text:span text:style-name="File_20_Name">db/</text:span></text:p>
                        </text:list-item>
                        <text:list-item>
                          <text:p text:style-name="P2"><text:span text:style-name="File_20_Name">hooks/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File_20_Name"/>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ahoma" svg:font-family="Tahoma" style:font-adornments="Regular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Regular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irectory_20_Structure" style:display-name="Directory Structure" style:family="paragraph" style:parent-style-name="Text_20_body" style:auto-update="true" style:list-style-name="Directory_20_Structure" style:class="text" style:master-page-name="">
      <style:paragraph-properties fo:margin-left="0cm" fo:margin-right="0cm" fo:margin-top="0cm" fo:margin-bottom="0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Code" style:family="paragraph" style:parent-style-name="Quotations" style:master-page-name="">
      <style:paragraph-properties fo:margin-left="3cm" fo:margin-right="1cm" fo:margin-top="0cm" fo:margin-bottom="0cm" fo:text-indent="-2cm" style:auto-text-indent="false" style:page-number="auto" fo:padding="0.049cm" fo:border="0.002cm solid #000000" style:shadow="none">
        <style:tab-stops/>
      </style:paragraph-properties>
      <style:text-properties style:font-name="Courier New" fo:font-size="10pt" fo:language="zxx" fo:country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ystem_20_Name" style:display-name="System Name" style:family="text">
      <style:text-properties fo:font-style="italic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ile_20_Name" style:display-name="File Name" style:family="text">
      <style:text-properties style:font-name="Arial Narrow" fo:font-size="10pt"/>
    </style:style>
    <style:style style:name="Code_20_Fragment" style:display-name="Code Fragment" style:family="text">
      <style:text-properties style:font-name="Courier New" fo:font-size="10pt" fo:language="zxx" fo:country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Directory_20_Structure" style:display-name="Directory Structure">
      <text:list-level-style-bullet text:level="1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3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4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Tahoma"/>
      </text:list-level-style-bullet>
      <text:list-level-style-bullet text:level="5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6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ahoma"/>
      </text:list-level-style-bullet>
      <text:list-level-style-bullet text:level="7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8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ahoma"/>
      </text:list-level-style-bullet>
      <text:list-level-style-bullet text:level="9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10" text:style-name="Bullet_20_Symbols" style:num-suffix="." text:bullet-char="+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Tahoma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– <text:page-number text:select-page="current">1</text:page-number> –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 Hubbard</meta:initial-creator>
    <meta:creation-date>2010-07-26T01:06:27.47</meta:creation-date>
    <meta:generator>OpenOffice.org/3.2$Win32 OpenOffice.org_project/320m18$Build-9502</meta:generator>
    <dc:date>2010-08-29T01:38:15.22</dc:date>
    <dc:creator>Rob Hubbard</dc:creator>
    <meta:editing-duration>PT10H34M24S</meta:editing-duration>
    <meta:editing-cycles>78</meta:editing-cycles>
    <meta:document-statistic meta:table-count="0" meta:image-count="0" meta:object-count="0" meta:page-count="1" meta:paragraph-count="41" meta:word-count="155" meta:character-count="889"/>
  </office:meta>
</office:document-meta>
</file>